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5.777cm" fo:min-width="0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9.756cm" fo:min-width="0cm"/>
    </style:style>
    <style:style style:name="gr3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5.777cm" fo:min-width="0cm"/>
    </style:style>
    <style:style style:name="gr4" style:family="graphic" style:parent-style-name="standard">
      <style:graphic-properties svg:stroke-color="#000000" draw:fill="solid" draw:fill-color="#808080" draw:textarea-horizontal-align="justify" draw:textarea-vertical-align="middle" draw:auto-grow-height="false" fo:min-height="9.756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1.653cm"/>
    </style:style>
    <style:style style:name="gr6" style:family="graphic" style:parent-style-name="standard">
      <style:graphic-properties draw:stroke="none" draw:fill-color="#808080" draw:textarea-horizontal-align="justify" draw:textarea-vertical-align="middle" draw:auto-grow-height="false" fo:min-height="4.78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9cm"/>
    </style:style>
    <style:style style:name="gr10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false" fo:min-height="10.679cm" fo:min-width="0cm" draw:shadow="hidden"/>
    </style:style>
    <style:style style:name="gr11" style:family="graphic" style:parent-style-name="standard">
      <style:graphic-properties draw:stroke="none" svg:stroke-color="#000000" draw:fill="solid" draw:fill-color="#c0c0c0" draw:textarea-horizontal-align="left" draw:textarea-vertical-align="middle" draw:auto-grow-height="true" draw:auto-grow-width="false" fo:min-height="10.679cm" fo:min-width="0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3" style:family="graphic" style:parent-style-name="standard">
      <style:graphic-properties draw:stroke="none" draw:fill-color="#808080" draw:textarea-horizontal-align="justify" draw:textarea-vertical-align="middle" draw:auto-grow-height="false" fo:min-height="2.805cm" fo:min-width="0cm"/>
    </style:style>
    <style:style style:name="gr14" style:family="graphic" style:parent-style-name="standard">
      <style:graphic-properties draw:stroke="none" draw:fill-color="#808080" draw:textarea-horizontal-align="justify" draw:textarea-vertical-align="middle" draw:auto-grow-height="false" fo:min-height="4.774cm" fo:min-width="0cm"/>
    </style:style>
    <style:style style:name="gr15" style:family="graphic" style:parent-style-name="standard">
      <style:graphic-properties svg:stroke-color="#000000" draw:fill="none" draw:textarea-vertical-align="middle" draw:auto-grow-height="false" fo:min-height="9.157cm" fo:min-width="6.5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loext:graphic-properties draw:fill="none" draw:fill-color="#ffffff"/>
      <style:text-properties fo:font-size="80pt" style:font-size-asian="80pt" style:font-size-complex="80pt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solid" draw:fill-color="#000000"/>
      <style:paragraph-properties fo:margin-top="0.25cm" fo:margin-bottom="0cm" fo:line-height="100%" fo:text-align="center">
        <style:tab-stops/>
      </style:paragraph-properties>
      <style:text-properties style:font-name="Courier1"/>
    </style:style>
    <style:style style:name="P9" style:family="paragraph">
      <loext:graphic-properties draw:fill="solid" draw:fill-color="#c0c0c0"/>
      <style:paragraph-properties fo:margin-top="0.25cm" fo:margin-bottom="0cm" fo:line-height="100%" fo:text-align="center">
        <style:tab-stops/>
      </style:paragraph-properties>
      <style:text-properties style:font-name="Courier1"/>
    </style:style>
    <style:style style:name="T1" style:family="text">
      <style:text-properties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74cm" svg:height="6.027cm" svg:x="1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43cm" svg:height="10.006cm" svg:x="3.006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54cm" svg:height="10.006cm" svg:x="5.017cm" svg:y="2.9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36cm" svg:height="6.027cm" svg:x="8.96cm" svg:y="2.9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38cm" svg:height="10.006cm" svg:x="10.966cm" svg:y="2.99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29cm" svg:height="10.006cm" svg:x="13.017cm" svg:y="2.9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47cm" svg:height="6.027cm" svg:x="27.93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19cm" svg:height="10.006cm" svg:x="29.936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49cm" svg:height="10.006cm" svg:x="31.987cm" svg:y="2.994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153cm" svg:height="3.409cm" svg:x="6.324cm" svg:y="7.039cm">
          <draw:text-box>
            <text:p><text:span text:style-name="T1">+</text:span></text:p>
          </draw:text-box>
        </draw:frame>
        <draw:frame draw:style-name="gr5" draw:text-style-name="P3" draw:layer="layout" svg:width="2.153cm" svg:height="3.409cm" svg:x="25.317cm" svg:y="6.994cm">
          <draw:text-box>
            <text:p><text:span text:style-name="T1">=</text:span></text:p>
          </draw:text-box>
        </draw:frame>
        <draw:custom-shape draw:style-name="gr6" draw:text-style-name="P4" draw:layer="layout" svg:width="0.4cm" svg:height="5.033cm" svg:x="29.949cm" svg:y="3.012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335cm" svg:height="0.962cm" svg:x="10.419cm" svg:y="1cm">
          <draw:text-box>
            <text:p>Father</text:p>
          </draw:text-box>
        </draw:frame>
        <draw:frame draw:style-name="gr8" draw:text-style-name="P5" draw:layer="layout" svg:width="2.475cm" svg:height="0.962cm" svg:x="2.323cm" svg:y="1cm">
          <draw:text-box>
            <text:p>Mother</text:p>
          </draw:text-box>
        </draw:frame>
        <draw:frame draw:style-name="gr9" draw:text-style-name="P7" draw:layer="layout" svg:width="2.339cm" svg:height="0.962cm" svg:x="29.345cm" svg:y="1cm">
          <draw:text-box>
            <text:p text:style-name="P6">Fixed</text:p>
          </draw:text-box>
        </draw:frame>
        <draw:g>
          <draw:path draw:style-name="gr10" draw:text-style-name="P8" draw:layer="layout" svg:width="0.339cm" svg:height="0.357cm" svg:x="17.855cm" svg:y="3.376cm" svg:viewBox="0 0 340 358" svg:d="M0 0c0 10 0 20 0 30 13 0 27 0 40 0 38 63 77 126 115 189 0 37 0 73 0 109-25 0-50 0-76 0 0 10 0 20 0 30 61 0 122 0 183 0 0-10 0-20 0-30-25 0-50 0-75 0 0-36 0-72 0-109 38-63 75-126 113-189 14 0 27 0 40 0 0-10 0-20 0-30-41 0-82 0-123 0 0 10 0 20 0 30 17 0 33 0 50 0-32 52-63 105-95 158-32-53-64-106-96-158 16 0 32 0 48 0 0-10 0-20 0-30-41 0-83 0-124 0z">
            <text:p/>
          </draw:path>
          <draw:path draw:style-name="gr10" draw:text-style-name="P8" draw:layer="layout" svg:width="0.306cm" svg:height="0.357cm" svg:x="18.252cm" svg:y="3.376cm" svg:viewBox="0 0 307 358" svg:d="M0 0c0 10 0 20 0 30 18 0 36 0 54 0 0 99 0 199 0 298-18 0-36 0-54 0 0 10 0 20 0 30 102 0 205 0 307 0 0-39 0-78 0-117-9 0-19 0-29 0-1 29-2 58-3 87-63 0-126 0-189 0 0-48 0-96 0-144 34 0 68 0 103 0 0 15 0 30 0 45 9 0 19 0 29 0 0-41 0-81 0-122-10 0-20 0-29 0 0 16 0 31 0 47-35 0-69 0-103 0 0-41 0-83 0-124 61 0 122 0 183 0 2 29 4 58 6 87 10 0 19 0 29 0-1-39-2-78-2-117-101 0-201 0-302 0z">
            <text:p/>
          </draw:path>
          <draw:path draw:style-name="gr10" draw:text-style-name="P8" draw:layer="layout" svg:width="0.262cm" svg:height="0.381cm" svg:x="18.66cm" svg:y="3.365cm" svg:viewBox="0 0 263 382" svg:d="M231 4c0 1-1 6-2 8-4 20-4 23-9 23-3 0-5-1-15-9-9-7-33-26-79-26-72 0-126 52-126 109 0 85 91 95 140 100 33 3 89 10 89 65 0 32-23 74-101 74-46 0-66-18-78-34-14-18-18-40-21-56h-29c2 18 6 54 6 67 0 3 0 29-6 57h29c3-21 3-23 5-29 2-2 4-5 7-5 2 0 4 2 5 3 11 9 36 29 87 29 62 0 130-35 130-108 0-37-18-60-39-74-23-15-46-18-93-23-31-3-97-10-97-68 0-32 30-75 96-75 50 0 71 24 81 39 14 21 18 46 20 59l28-5c-4-36-6-61-6-75 0-16 2-27 6-46z">
            <text:p/>
          </draw:path>
          <draw:path draw:style-name="gr10" draw:text-style-name="P8" draw:layer="layout" svg:width="0.357cm" svg:height="0.365cm" svg:x="20.353cm" svg:y="3.376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0" draw:text-style-name="P8" draw:layer="layout" svg:width="0.325cm" svg:height="0.379cm" svg:x="20.743cm" svg:y="3.365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57cm" svg:height="0.365cm" svg:x="22.853cm" svg:y="3.376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0" draw:text-style-name="P8" draw:layer="layout" svg:width="0.325cm" svg:height="0.379cm" svg:x="23.243cm" svg:y="3.365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57cm" svg:height="0.365cm" svg:x="17.853cm" svg:y="4.35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0" draw:text-style-name="P8" draw:layer="layout" svg:width="0.325cm" svg:height="0.379cm" svg:x="18.243cm" svg:y="4.339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57cm" svg:height="0.365cm" svg:x="20.353cm" svg:y="4.35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0" draw:text-style-name="P8" draw:layer="layout" svg:width="0.325cm" svg:height="0.379cm" svg:x="20.743cm" svg:y="4.339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57cm" svg:height="0.365cm" svg:x="22.853cm" svg:y="4.35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0" draw:text-style-name="P8" draw:layer="layout" svg:width="0.325cm" svg:height="0.379cm" svg:x="23.243cm" svg:y="4.339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57cm" svg:height="0.365cm" svg:x="17.853cm" svg:y="5.324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0" draw:text-style-name="P8" draw:layer="layout" svg:width="0.325cm" svg:height="0.379cm" svg:x="18.243cm" svg:y="5.313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57cm" svg:height="0.365cm" svg:x="20.353cm" svg:y="5.324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0" draw:text-style-name="P8" draw:layer="layout" svg:width="0.325cm" svg:height="0.379cm" svg:x="20.743cm" svg:y="5.313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57cm" svg:height="0.365cm" svg:x="22.853cm" svg:y="5.324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0" draw:text-style-name="P8" draw:layer="layout" svg:width="0.325cm" svg:height="0.379cm" svg:x="23.243cm" svg:y="5.313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57cm" svg:height="0.365cm" svg:x="17.853cm" svg:y="6.298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0" draw:text-style-name="P8" draw:layer="layout" svg:width="0.325cm" svg:height="0.379cm" svg:x="18.243cm" svg:y="6.287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57cm" svg:height="0.365cm" svg:x="20.353cm" svg:y="6.298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0" draw:text-style-name="P8" draw:layer="layout" svg:width="0.325cm" svg:height="0.379cm" svg:x="20.743cm" svg:y="6.287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57cm" svg:height="0.365cm" svg:x="22.853cm" svg:y="6.298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0" draw:text-style-name="P8" draw:layer="layout" svg:width="0.325cm" svg:height="0.379cm" svg:x="23.243cm" svg:y="6.287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39cm" svg:height="0.357cm" svg:x="17.855cm" svg:y="7.272cm" svg:viewBox="0 0 340 358" svg:d="M0 0c0 10 0 20 0 30 13 0 27 0 40 0 38 63 77 126 115 189 0 37 0 73 0 109-25 0-50 0-76 0 0 10 0 20 0 30 61 0 122 0 183 0 0-10 0-20 0-30-25 0-50 0-75 0 0-36 0-72 0-109 38-63 75-126 113-189 14 0 27 0 40 0 0-10 0-20 0-30-41 0-82 0-123 0 0 10 0 20 0 30 17 0 33 0 50 0-32 52-63 105-95 158-32-53-64-106-96-158 16 0 32 0 48 0 0-10 0-20 0-30-41 0-83 0-124 0z">
            <text:p/>
          </draw:path>
          <draw:path draw:style-name="gr10" draw:text-style-name="P8" draw:layer="layout" svg:width="0.306cm" svg:height="0.357cm" svg:x="18.252cm" svg:y="7.272cm" svg:viewBox="0 0 307 358" svg:d="M0 0c0 10 0 20 0 30 18 0 36 0 54 0 0 99 0 199 0 298-18 0-36 0-54 0 0 10 0 20 0 30 102 0 205 0 307 0 0-39 0-78 0-117-9 0-19 0-29 0-1 29-2 58-3 87-63 0-126 0-189 0 0-48 0-96 0-144 34 0 68 0 103 0 0 15 0 30 0 45 9 0 19 0 29 0 0-41 0-81 0-122-10 0-20 0-29 0 0 16 0 31 0 47-35 0-69 0-103 0 0-41 0-83 0-124 61 0 122 0 183 0 2 29 4 58 6 87 10 0 19 0 29 0-1-39-2-78-2-117-101 0-201 0-302 0z">
            <text:p/>
          </draw:path>
          <draw:path draw:style-name="gr10" draw:text-style-name="P8" draw:layer="layout" svg:width="0.262cm" svg:height="0.381cm" svg:x="18.66cm" svg:y="7.261cm" svg:viewBox="0 0 263 382" svg:d="M231 4c0 1-1 6-2 8-4 20-4 23-9 23-3 0-5-1-15-9-9-7-33-26-79-26-72 0-126 52-126 109 0 85 91 95 140 100 33 3 89 10 89 65 0 32-23 74-101 74-46 0-66-18-78-34-14-18-18-40-21-56h-29c2 18 6 54 6 67 0 3 0 29-6 57h29c3-21 3-23 5-29 2-2 4-5 7-5 2 0 4 2 5 3 11 9 36 29 87 29 62 0 130-35 130-108 0-37-18-60-39-74-23-15-46-18-93-23-31-3-97-10-97-68 0-32 30-75 96-75 50 0 71 24 81 39 14 21 18 46 20 59l28-5c-4-36-6-61-6-75 0-16 2-27 6-46z">
            <text:p/>
          </draw:path>
          <draw:path draw:style-name="gr10" draw:text-style-name="P8" draw:layer="layout" svg:width="0.357cm" svg:height="0.365cm" svg:x="20.353cm" svg:y="7.272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0" draw:text-style-name="P8" draw:layer="layout" svg:width="0.325cm" svg:height="0.379cm" svg:x="20.743cm" svg:y="7.261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57cm" svg:height="0.365cm" svg:x="22.853cm" svg:y="7.272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0" draw:text-style-name="P8" draw:layer="layout" svg:width="0.325cm" svg:height="0.379cm" svg:x="23.243cm" svg:y="7.261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39cm" svg:height="0.357cm" svg:x="17.855cm" svg:y="8.246cm" svg:viewBox="0 0 340 358" svg:d="M0 0c0 10 0 20 0 30 13 0 27 0 40 0 38 63 77 126 115 189 0 37 0 73 0 109-25 0-50 0-76 0 0 10 0 20 0 30 61 0 122 0 183 0 0-10 0-20 0-30-25 0-50 0-75 0 0-36 0-72 0-109 38-63 75-126 113-189 14 0 27 0 40 0 0-10 0-20 0-30-41 0-82 0-123 0 0 10 0 20 0 30 17 0 33 0 50 0-32 52-63 105-95 158-32-53-64-106-96-158 16 0 32 0 48 0 0-10 0-20 0-30-41 0-83 0-124 0z">
            <text:p/>
          </draw:path>
          <draw:path draw:style-name="gr10" draw:text-style-name="P8" draw:layer="layout" svg:width="0.306cm" svg:height="0.357cm" svg:x="18.252cm" svg:y="8.246cm" svg:viewBox="0 0 307 358" svg:d="M0 0c0 10 0 20 0 30 18 0 36 0 54 0 0 99 0 199 0 298-18 0-36 0-54 0 0 10 0 20 0 30 102 0 205 0 307 0 0-39 0-78 0-117-9 0-19 0-29 0-1 29-2 58-3 87-63 0-126 0-189 0 0-48 0-96 0-144 34 0 68 0 103 0 0 15 0 30 0 45 9 0 19 0 29 0 0-41 0-81 0-122-10 0-20 0-29 0 0 16 0 31 0 47-35 0-69 0-103 0 0-41 0-83 0-124 61 0 122 0 183 0 2 29 4 58 6 87 10 0 19 0 29 0-1-39-2-78-2-117-101 0-201 0-302 0z">
            <text:p/>
          </draw:path>
          <draw:path draw:style-name="gr10" draw:text-style-name="P8" draw:layer="layout" svg:width="0.262cm" svg:height="0.381cm" svg:x="18.66cm" svg:y="8.235cm" svg:viewBox="0 0 263 382" svg:d="M231 4c0 1-1 6-2 8-4 20-4 23-9 23-3 0-5-1-15-9-9-7-33-26-79-26-72 0-126 52-126 109 0 85 91 95 140 100 33 3 89 10 89 65 0 32-23 74-101 74-46 0-66-18-78-34-14-18-18-40-21-56h-29c2 18 6 54 6 67 0 3 0 29-6 57h29c3-21 3-23 5-29 2-2 4-5 7-5 2 0 4 2 5 3 11 9 36 29 87 29 62 0 130-35 130-108 0-37-18-60-39-74-23-15-46-18-93-23-31-3-97-10-97-68 0-32 30-75 96-75 50 0 71 24 81 39 14 21 18 46 20 59l28-5c-4-36-6-61-6-75 0-16 2-27 6-46z">
            <text:p/>
          </draw:path>
          <draw:path draw:style-name="gr10" draw:text-style-name="P8" draw:layer="layout" svg:width="0.339cm" svg:height="0.357cm" svg:x="20.355cm" svg:y="8.246cm" svg:viewBox="0 0 340 358" svg:d="M0 0c0 10 0 20 0 30 13 0 27 0 40 0 38 63 77 126 115 189 0 37 0 73 0 109-25 0-50 0-76 0 0 10 0 20 0 30 61 0 122 0 183 0 0-10 0-20 0-30-25 0-50 0-75 0 0-36 0-72 0-109 38-63 75-126 113-189 14 0 27 0 40 0 0-10 0-20 0-30-41 0-82 0-123 0 0 10 0 20 0 30 17 0 33 0 50 0-32 52-63 105-95 158-32-53-64-106-96-158 16 0 32 0 48 0 0-10 0-20 0-30-41 0-83 0-124 0z">
            <text:p/>
          </draw:path>
          <draw:path draw:style-name="gr10" draw:text-style-name="P8" draw:layer="layout" svg:width="0.306cm" svg:height="0.357cm" svg:x="20.752cm" svg:y="8.246cm" svg:viewBox="0 0 307 358" svg:d="M0 0c0 10 0 20 0 30 18 0 36 0 54 0 0 99 0 199 0 298-18 0-36 0-54 0 0 10 0 20 0 30 102 0 205 0 307 0 0-39 0-78 0-117-9 0-19 0-29 0-1 29-2 58-3 87-63 0-126 0-189 0 0-48 0-96 0-144 34 0 68 0 103 0 0 15 0 30 0 45 9 0 19 0 29 0 0-41 0-81 0-122-10 0-20 0-29 0 0 16 0 31 0 47-35 0-69 0-103 0 0-41 0-83 0-124 61 0 122 0 183 0 2 29 4 58 6 87 10 0 19 0 29 0-1-39-2-78-2-117-101 0-201 0-302 0z">
            <text:p/>
          </draw:path>
          <draw:path draw:style-name="gr10" draw:text-style-name="P8" draw:layer="layout" svg:width="0.262cm" svg:height="0.381cm" svg:x="21.16cm" svg:y="8.235cm" svg:viewBox="0 0 263 382" svg:d="M231 4c0 1-1 6-2 8-4 20-4 23-9 23-3 0-5-1-15-9-9-7-33-26-79-26-72 0-126 52-126 109 0 85 91 95 140 100 33 3 89 10 89 65 0 32-23 74-101 74-46 0-66-18-78-34-14-18-18-40-21-56h-29c2 18 6 54 6 67 0 3 0 29-6 57h29c3-21 3-23 5-29 2-2 4-5 7-5 2 0 4 2 5 3 11 9 36 29 87 29 62 0 130-35 130-108 0-37-18-60-39-74-23-15-46-18-93-23-31-3-97-10-97-68 0-32 30-75 96-75 50 0 71 24 81 39 14 21 18 46 20 59l28-5c-4-36-6-61-6-75 0-16 2-27 6-46z">
            <text:p/>
          </draw:path>
          <draw:path draw:style-name="gr10" draw:text-style-name="P8" draw:layer="layout" svg:width="0.339cm" svg:height="0.357cm" svg:x="22.855cm" svg:y="8.246cm" svg:viewBox="0 0 340 358" svg:d="M0 0c0 10 0 20 0 30 13 0 27 0 40 0 38 63 77 126 115 189 0 37 0 73 0 109-25 0-50 0-76 0 0 10 0 20 0 30 61 0 122 0 183 0 0-10 0-20 0-30-25 0-50 0-75 0 0-36 0-72 0-109 38-63 75-126 113-189 14 0 27 0 40 0 0-10 0-20 0-30-41 0-82 0-123 0 0 10 0 20 0 30 17 0 33 0 50 0-32 52-63 105-95 158-32-53-64-106-96-158 16 0 32 0 48 0 0-10 0-20 0-30-41 0-83 0-124 0z">
            <text:p/>
          </draw:path>
          <draw:path draw:style-name="gr10" draw:text-style-name="P8" draw:layer="layout" svg:width="0.306cm" svg:height="0.357cm" svg:x="23.252cm" svg:y="8.246cm" svg:viewBox="0 0 307 358" svg:d="M0 0c0 10 0 20 0 30 18 0 36 0 54 0 0 99 0 199 0 298-18 0-36 0-54 0 0 10 0 20 0 30 102 0 205 0 307 0 0-39 0-78 0-117-9 0-19 0-29 0-1 29-2 58-3 87-63 0-126 0-189 0 0-48 0-96 0-144 34 0 68 0 103 0 0 15 0 30 0 45 9 0 19 0 29 0 0-41 0-81 0-122-10 0-20 0-29 0 0 16 0 31 0 47-35 0-69 0-103 0 0-41 0-83 0-124 61 0 122 0 183 0 2 29 4 58 6 87 10 0 19 0 29 0-1-39-2-78-2-117-101 0-201 0-302 0z">
            <text:p/>
          </draw:path>
          <draw:path draw:style-name="gr10" draw:text-style-name="P8" draw:layer="layout" svg:width="0.262cm" svg:height="0.381cm" svg:x="23.66cm" svg:y="8.235cm" svg:viewBox="0 0 263 382" svg:d="M231 4c0 1-1 6-2 8-4 20-4 23-9 23-3 0-5-1-15-9-9-7-33-26-79-26-72 0-126 52-126 109 0 85 91 95 140 100 33 3 89 10 89 65 0 32-23 74-101 74-46 0-66-18-78-34-14-18-18-40-21-56h-29c2 18 6 54 6 67 0 3 0 29-6 57h29c3-21 3-23 5-29 2-2 4-5 7-5 2 0 4 2 5 3 11 9 36 29 87 29 62 0 130-35 130-108 0-37-18-60-39-74-23-15-46-18-93-23-31-3-97-10-97-68 0-32 30-75 96-75 50 0 71 24 81 39 14 21 18 46 20 59l28-5c-4-36-6-61-6-75 0-16 2-27 6-46z">
            <text:p/>
          </draw:path>
          <draw:path draw:style-name="gr11" draw:text-style-name="P9" draw:layer="layout" svg:width="0.357cm" svg:height="0.365cm" svg:x="17.853cm" svg:y="9.22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1" draw:text-style-name="P9" draw:layer="layout" svg:width="0.325cm" svg:height="0.379cm" svg:x="18.243cm" svg:y="9.209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39cm" svg:height="0.357cm" svg:x="20.355cm" svg:y="9.22cm" svg:viewBox="0 0 340 358" svg:d="M0 0c0 10 0 20 0 30 13 0 27 0 40 0 38 63 77 126 115 189 0 37 0 73 0 109-25 0-50 0-76 0 0 10 0 20 0 30 61 0 122 0 183 0 0-10 0-20 0-30-25 0-50 0-75 0 0-36 0-72 0-109 38-63 75-126 113-189 14 0 27 0 40 0 0-10 0-20 0-30-41 0-82 0-123 0 0 10 0 20 0 30 17 0 33 0 50 0-32 52-63 105-95 158-32-53-64-106-96-158 16 0 32 0 48 0 0-10 0-20 0-30-41 0-83 0-124 0z">
            <text:p/>
          </draw:path>
          <draw:path draw:style-name="gr10" draw:text-style-name="P8" draw:layer="layout" svg:width="0.306cm" svg:height="0.357cm" svg:x="20.752cm" svg:y="9.22cm" svg:viewBox="0 0 307 358" svg:d="M0 0c0 10 0 20 0 30 18 0 36 0 54 0 0 99 0 199 0 298-18 0-36 0-54 0 0 10 0 20 0 30 102 0 205 0 307 0 0-39 0-78 0-117-9 0-19 0-29 0-1 29-2 58-3 87-63 0-126 0-189 0 0-48 0-96 0-144 34 0 68 0 103 0 0 15 0 30 0 45 9 0 19 0 29 0 0-41 0-81 0-122-10 0-20 0-29 0 0 16 0 31 0 47-35 0-69 0-103 0 0-41 0-83 0-124 61 0 122 0 183 0 2 29 4 58 6 87 10 0 19 0 29 0-1-39-2-78-2-117-101 0-201 0-302 0z">
            <text:p/>
          </draw:path>
          <draw:path draw:style-name="gr10" draw:text-style-name="P8" draw:layer="layout" svg:width="0.262cm" svg:height="0.381cm" svg:x="21.16cm" svg:y="9.209cm" svg:viewBox="0 0 263 382" svg:d="M231 4c0 1-1 6-2 8-4 20-4 23-9 23-3 0-5-1-15-9-9-7-33-26-79-26-72 0-126 52-126 109 0 85 91 95 140 100 33 3 89 10 89 65 0 32-23 74-101 74-46 0-66-18-78-34-14-18-18-40-21-56h-29c2 18 6 54 6 67 0 3 0 29-6 57h29c3-21 3-23 5-29 2-2 4-5 7-5 2 0 4 2 5 3 11 9 36 29 87 29 62 0 130-35 130-108 0-37-18-60-39-74-23-15-46-18-93-23-31-3-97-10-97-68 0-32 30-75 96-75 50 0 71 24 81 39 14 21 18 46 20 59l28-5c-4-36-6-61-6-75 0-16 2-27 6-46z">
            <text:p/>
          </draw:path>
          <draw:path draw:style-name="gr10" draw:text-style-name="P8" draw:layer="layout" svg:width="0.339cm" svg:height="0.357cm" svg:x="22.855cm" svg:y="9.22cm" svg:viewBox="0 0 340 358" svg:d="M0 0c0 10 0 20 0 30 13 0 27 0 40 0 38 63 77 126 115 189 0 37 0 73 0 109-25 0-50 0-76 0 0 10 0 20 0 30 61 0 122 0 183 0 0-10 0-20 0-30-25 0-50 0-75 0 0-36 0-72 0-109 38-63 75-126 113-189 14 0 27 0 40 0 0-10 0-20 0-30-41 0-82 0-123 0 0 10 0 20 0 30 17 0 33 0 50 0-32 52-63 105-95 158-32-53-64-106-96-158 16 0 32 0 48 0 0-10 0-20 0-30-41 0-83 0-124 0z">
            <text:p/>
          </draw:path>
          <draw:path draw:style-name="gr10" draw:text-style-name="P8" draw:layer="layout" svg:width="0.306cm" svg:height="0.357cm" svg:x="23.252cm" svg:y="9.22cm" svg:viewBox="0 0 307 358" svg:d="M0 0c0 10 0 20 0 30 18 0 36 0 54 0 0 99 0 199 0 298-18 0-36 0-54 0 0 10 0 20 0 30 102 0 205 0 307 0 0-39 0-78 0-117-9 0-19 0-29 0-1 29-2 58-3 87-63 0-126 0-189 0 0-48 0-96 0-144 34 0 68 0 103 0 0 15 0 30 0 45 9 0 19 0 29 0 0-41 0-81 0-122-10 0-20 0-29 0 0 16 0 31 0 47-35 0-69 0-103 0 0-41 0-83 0-124 61 0 122 0 183 0 2 29 4 58 6 87 10 0 19 0 29 0-1-39-2-78-2-117-101 0-201 0-302 0z">
            <text:p/>
          </draw:path>
          <draw:path draw:style-name="gr10" draw:text-style-name="P8" draw:layer="layout" svg:width="0.262cm" svg:height="0.381cm" svg:x="23.66cm" svg:y="9.209cm" svg:viewBox="0 0 263 382" svg:d="M231 4c0 1-1 6-2 8-4 20-4 23-9 23-3 0-5-1-15-9-9-7-33-26-79-26-72 0-126 52-126 109 0 85 91 95 140 100 33 3 89 10 89 65 0 32-23 74-101 74-46 0-66-18-78-34-14-18-18-40-21-56h-29c2 18 6 54 6 67 0 3 0 29-6 57h29c3-21 3-23 5-29 2-2 4-5 7-5 2 0 4 2 5 3 11 9 36 29 87 29 62 0 130-35 130-108 0-37-18-60-39-74-23-15-46-18-93-23-31-3-97-10-97-68 0-32 30-75 96-75 50 0 71 24 81 39 14 21 18 46 20 59l28-5c-4-36-6-61-6-75 0-16 2-27 6-46z">
            <text:p/>
          </draw:path>
          <draw:path draw:style-name="gr11" draw:text-style-name="P9" draw:layer="layout" svg:width="0.357cm" svg:height="0.365cm" svg:x="17.853cm" svg:y="10.194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1" draw:text-style-name="P9" draw:layer="layout" svg:width="0.325cm" svg:height="0.379cm" svg:x="18.243cm" svg:y="10.183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39cm" svg:height="0.357cm" svg:x="20.355cm" svg:y="10.194cm" svg:viewBox="0 0 340 358" svg:d="M0 0c0 10 0 20 0 30 13 0 27 0 40 0 38 63 77 126 115 189 0 37 0 73 0 109-25 0-50 0-76 0 0 10 0 20 0 30 61 0 122 0 183 0 0-10 0-20 0-30-25 0-50 0-75 0 0-36 0-72 0-109 38-63 75-126 113-189 14 0 27 0 40 0 0-10 0-20 0-30-41 0-82 0-123 0 0 10 0 20 0 30 17 0 33 0 50 0-32 52-63 105-95 158-32-53-64-106-96-158 16 0 32 0 48 0 0-10 0-20 0-30-41 0-83 0-124 0z">
            <text:p/>
          </draw:path>
          <draw:path draw:style-name="gr10" draw:text-style-name="P8" draw:layer="layout" svg:width="0.306cm" svg:height="0.357cm" svg:x="20.752cm" svg:y="10.194cm" svg:viewBox="0 0 307 358" svg:d="M0 0c0 10 0 20 0 30 18 0 36 0 54 0 0 99 0 199 0 298-18 0-36 0-54 0 0 10 0 20 0 30 102 0 205 0 307 0 0-39 0-78 0-117-9 0-19 0-29 0-1 29-2 58-3 87-63 0-126 0-189 0 0-48 0-96 0-144 34 0 68 0 103 0 0 15 0 30 0 45 9 0 19 0 29 0 0-41 0-81 0-122-10 0-20 0-29 0 0 16 0 31 0 47-35 0-69 0-103 0 0-41 0-83 0-124 61 0 122 0 183 0 2 29 4 58 6 87 10 0 19 0 29 0-1-39-2-78-2-117-101 0-201 0-302 0z">
            <text:p/>
          </draw:path>
          <draw:path draw:style-name="gr10" draw:text-style-name="P8" draw:layer="layout" svg:width="0.262cm" svg:height="0.381cm" svg:x="21.16cm" svg:y="10.183cm" svg:viewBox="0 0 263 382" svg:d="M231 4c0 1-1 6-2 8-4 20-4 23-9 23-3 0-5-1-15-9-9-7-33-26-79-26-72 0-126 52-126 109 0 85 91 95 140 100 33 3 89 10 89 65 0 32-23 74-101 74-46 0-66-18-78-34-14-18-18-40-21-56h-29c2 18 6 54 6 67 0 3 0 29-6 57h29c3-21 3-23 5-29 2-2 4-5 7-5 2 0 4 2 5 3 11 9 36 29 87 29 62 0 130-35 130-108 0-37-18-60-39-74-23-15-46-18-93-23-31-3-97-10-97-68 0-32 30-75 96-75 50 0 71 24 81 39 14 21 18 46 20 59l28-5c-4-36-6-61-6-75 0-16 2-27 6-46z">
            <text:p/>
          </draw:path>
          <draw:path draw:style-name="gr10" draw:text-style-name="P8" draw:layer="layout" svg:width="0.339cm" svg:height="0.357cm" svg:x="22.855cm" svg:y="10.194cm" svg:viewBox="0 0 340 358" svg:d="M0 0c0 10 0 20 0 30 13 0 27 0 40 0 38 63 77 126 115 189 0 37 0 73 0 109-25 0-50 0-76 0 0 10 0 20 0 30 61 0 122 0 183 0 0-10 0-20 0-30-25 0-50 0-75 0 0-36 0-72 0-109 38-63 75-126 113-189 14 0 27 0 40 0 0-10 0-20 0-30-41 0-82 0-123 0 0 10 0 20 0 30 17 0 33 0 50 0-32 52-63 105-95 158-32-53-64-106-96-158 16 0 32 0 48 0 0-10 0-20 0-30-41 0-83 0-124 0z">
            <text:p/>
          </draw:path>
          <draw:path draw:style-name="gr10" draw:text-style-name="P8" draw:layer="layout" svg:width="0.306cm" svg:height="0.357cm" svg:x="23.252cm" svg:y="10.194cm" svg:viewBox="0 0 307 358" svg:d="M0 0c0 10 0 20 0 30 18 0 36 0 54 0 0 99 0 199 0 298-18 0-36 0-54 0 0 10 0 20 0 30 102 0 205 0 307 0 0-39 0-78 0-117-9 0-19 0-29 0-1 29-2 58-3 87-63 0-126 0-189 0 0-48 0-96 0-144 34 0 68 0 103 0 0 15 0 30 0 45 9 0 19 0 29 0 0-41 0-81 0-122-10 0-20 0-29 0 0 16 0 31 0 47-35 0-69 0-103 0 0-41 0-83 0-124 61 0 122 0 183 0 2 29 4 58 6 87 10 0 19 0 29 0-1-39-2-78-2-117-101 0-201 0-302 0z">
            <text:p/>
          </draw:path>
          <draw:path draw:style-name="gr10" draw:text-style-name="P8" draw:layer="layout" svg:width="0.262cm" svg:height="0.381cm" svg:x="23.66cm" svg:y="10.183cm" svg:viewBox="0 0 263 382" svg:d="M231 4c0 1-1 6-2 8-4 20-4 23-9 23-3 0-5-1-15-9-9-7-33-26-79-26-72 0-126 52-126 109 0 85 91 95 140 100 33 3 89 10 89 65 0 32-23 74-101 74-46 0-66-18-78-34-14-18-18-40-21-56h-29c2 18 6 54 6 67 0 3 0 29-6 57h29c3-21 3-23 5-29 2-2 4-5 7-5 2 0 4 2 5 3 11 9 36 29 87 29 62 0 130-35 130-108 0-37-18-60-39-74-23-15-46-18-93-23-31-3-97-10-97-68 0-32 30-75 96-75 50 0 71 24 81 39 14 21 18 46 20 59l28-5c-4-36-6-61-6-75 0-16 2-27 6-46z">
            <text:p/>
          </draw:path>
          <draw:path draw:style-name="gr11" draw:text-style-name="P9" draw:layer="layout" svg:width="0.357cm" svg:height="0.365cm" svg:x="17.853cm" svg:y="11.168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1" draw:text-style-name="P9" draw:layer="layout" svg:width="0.325cm" svg:height="0.379cm" svg:x="18.243cm" svg:y="11.157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39cm" svg:height="0.357cm" svg:x="20.355cm" svg:y="11.168cm" svg:viewBox="0 0 340 358" svg:d="M0 0c0 10 0 20 0 30 13 0 27 0 40 0 38 63 77 126 115 189 0 37 0 73 0 109-25 0-50 0-76 0 0 10 0 20 0 30 61 0 122 0 183 0 0-10 0-20 0-30-25 0-50 0-75 0 0-36 0-72 0-109 38-63 75-126 113-189 14 0 27 0 40 0 0-10 0-20 0-30-41 0-82 0-123 0 0 10 0 20 0 30 17 0 33 0 50 0-32 52-63 105-95 158-32-53-64-106-96-158 16 0 32 0 48 0 0-10 0-20 0-30-41 0-83 0-124 0z">
            <text:p/>
          </draw:path>
          <draw:path draw:style-name="gr10" draw:text-style-name="P8" draw:layer="layout" svg:width="0.306cm" svg:height="0.357cm" svg:x="20.752cm" svg:y="11.168cm" svg:viewBox="0 0 307 358" svg:d="M0 0c0 10 0 20 0 30 18 0 36 0 54 0 0 99 0 199 0 298-18 0-36 0-54 0 0 10 0 20 0 30 102 0 205 0 307 0 0-39 0-78 0-117-9 0-19 0-29 0-1 29-2 58-3 87-63 0-126 0-189 0 0-48 0-96 0-144 34 0 68 0 103 0 0 15 0 30 0 45 9 0 19 0 29 0 0-41 0-81 0-122-10 0-20 0-29 0 0 16 0 31 0 47-35 0-69 0-103 0 0-41 0-83 0-124 61 0 122 0 183 0 2 29 4 58 6 87 10 0 19 0 29 0-1-39-2-78-2-117-101 0-201 0-302 0z">
            <text:p/>
          </draw:path>
          <draw:path draw:style-name="gr10" draw:text-style-name="P8" draw:layer="layout" svg:width="0.262cm" svg:height="0.381cm" svg:x="21.16cm" svg:y="11.157cm" svg:viewBox="0 0 263 382" svg:d="M231 4c0 1-1 6-2 8-4 20-4 23-9 23-3 0-5-1-15-9-9-7-33-26-79-26-72 0-126 52-126 109 0 85 91 95 140 100 33 3 89 10 89 65 0 32-23 74-101 74-46 0-66-18-78-34-14-18-18-40-21-56h-29c2 18 6 54 6 67 0 3 0 29-6 57h29c3-21 3-23 5-29 2-2 4-5 7-5 2 0 4 2 5 3 11 9 36 29 87 29 62 0 130-35 130-108 0-37-18-60-39-74-23-15-46-18-93-23-31-3-97-10-97-68 0-32 30-75 96-75 50 0 71 24 81 39 14 21 18 46 20 59l28-5c-4-36-6-61-6-75 0-16 2-27 6-46z">
            <text:p/>
          </draw:path>
          <draw:path draw:style-name="gr10" draw:text-style-name="P8" draw:layer="layout" svg:width="0.339cm" svg:height="0.357cm" svg:x="22.855cm" svg:y="11.168cm" svg:viewBox="0 0 340 358" svg:d="M0 0c0 10 0 20 0 30 13 0 27 0 40 0 38 63 77 126 115 189 0 37 0 73 0 109-25 0-50 0-76 0 0 10 0 20 0 30 61 0 122 0 183 0 0-10 0-20 0-30-25 0-50 0-75 0 0-36 0-72 0-109 38-63 75-126 113-189 14 0 27 0 40 0 0-10 0-20 0-30-41 0-82 0-123 0 0 10 0 20 0 30 17 0 33 0 50 0-32 52-63 105-95 158-32-53-64-106-96-158 16 0 32 0 48 0 0-10 0-20 0-30-41 0-83 0-124 0z">
            <text:p/>
          </draw:path>
          <draw:path draw:style-name="gr10" draw:text-style-name="P8" draw:layer="layout" svg:width="0.306cm" svg:height="0.357cm" svg:x="23.252cm" svg:y="11.168cm" svg:viewBox="0 0 307 358" svg:d="M0 0c0 10 0 20 0 30 18 0 36 0 54 0 0 99 0 199 0 298-18 0-36 0-54 0 0 10 0 20 0 30 102 0 205 0 307 0 0-39 0-78 0-117-9 0-19 0-29 0-1 29-2 58-3 87-63 0-126 0-189 0 0-48 0-96 0-144 34 0 68 0 103 0 0 15 0 30 0 45 9 0 19 0 29 0 0-41 0-81 0-122-10 0-20 0-29 0 0 16 0 31 0 47-35 0-69 0-103 0 0-41 0-83 0-124 61 0 122 0 183 0 2 29 4 58 6 87 10 0 19 0 29 0-1-39-2-78-2-117-101 0-201 0-302 0z">
            <text:p/>
          </draw:path>
          <draw:path draw:style-name="gr10" draw:text-style-name="P8" draw:layer="layout" svg:width="0.262cm" svg:height="0.381cm" svg:x="23.66cm" svg:y="11.157cm" svg:viewBox="0 0 263 382" svg:d="M231 4c0 1-1 6-2 8-4 20-4 23-9 23-3 0-5-1-15-9-9-7-33-26-79-26-72 0-126 52-126 109 0 85 91 95 140 100 33 3 89 10 89 65 0 32-23 74-101 74-46 0-66-18-78-34-14-18-18-40-21-56h-29c2 18 6 54 6 67 0 3 0 29-6 57h29c3-21 3-23 5-29 2-2 4-5 7-5 2 0 4 2 5 3 11 9 36 29 87 29 62 0 130-35 130-108 0-37-18-60-39-74-23-15-46-18-93-23-31-3-97-10-97-68 0-32 30-75 96-75 50 0 71 24 81 39 14 21 18 46 20 59l28-5c-4-36-6-61-6-75 0-16 2-27 6-46z">
            <text:p/>
          </draw:path>
          <draw:path draw:style-name="gr11" draw:text-style-name="P9" draw:layer="layout" svg:width="0.357cm" svg:height="0.365cm" svg:x="17.853cm" svg:y="12.142cm" svg:viewBox="0 0 358 366" svg:d="M0 0c0 10 0 20 0 30 17 0 33 0 50 0 0 99 0 199 0 298-17 0-33 0-50 0 0 10 0 20 0 30 50 0 100 0 151 0 0-10 0-20 0-30-24 0-48 0-72 0 0-99 0-199 0-298 3 0 7 0 11 0 56 112 113 224 170 336 19 0 37 0 56 0 0-112 0-224 0-336 14 0 28 0 42 0 0-10 0-20 0-30-48 0-95 0-142 0 0 10 0 20 0 30 24 0 47 0 71 0 0 100 0 201 0 301-4 0-8 0-11 0-56-110-112-221-167-331-37 0-73 0-109 0z">
            <text:p/>
          </draw:path>
          <draw:path draw:style-name="gr11" draw:text-style-name="P9" draw:layer="layout" svg:width="0.325cm" svg:height="0.379cm" svg:x="18.243cm" svg:y="12.131cm" svg:viewBox="0 0 326 380" svg:d="M0 190c0 105 64 190 163 190 101 0 163-87 163-190s-61-190-163-190c-99 0-163 85-163 190zM34 190c0-74 42-158 129-158 83 0 129 77 129 158 0 78-45 158-129 158-85 0-129-83-129-158z">
            <text:p/>
          </draw:path>
          <draw:path draw:style-name="gr10" draw:text-style-name="P8" draw:layer="layout" svg:width="0.339cm" svg:height="0.357cm" svg:x="20.355cm" svg:y="12.142cm" svg:viewBox="0 0 340 358" svg:d="M0 0c0 10 0 20 0 30 13 0 27 0 40 0 38 63 77 126 115 189 0 37 0 73 0 109-25 0-50 0-76 0 0 10 0 20 0 30 61 0 122 0 183 0 0-10 0-20 0-30-25 0-50 0-75 0 0-36 0-72 0-109 38-63 75-126 113-189 14 0 27 0 40 0 0-10 0-20 0-30-41 0-82 0-123 0 0 10 0 20 0 30 17 0 33 0 50 0-32 52-63 105-95 158-32-53-64-106-96-158 16 0 32 0 48 0 0-10 0-20 0-30-41 0-83 0-124 0z">
            <text:p/>
          </draw:path>
          <draw:path draw:style-name="gr10" draw:text-style-name="P8" draw:layer="layout" svg:width="0.306cm" svg:height="0.357cm" svg:x="20.752cm" svg:y="12.142cm" svg:viewBox="0 0 307 358" svg:d="M0 0c0 10 0 20 0 30 18 0 36 0 54 0 0 99 0 199 0 298-18 0-36 0-54 0 0 10 0 20 0 30 102 0 205 0 307 0 0-39 0-78 0-117-9 0-19 0-29 0-1 29-2 58-3 87-63 0-126 0-189 0 0-48 0-96 0-144 34 0 68 0 103 0 0 15 0 30 0 45 9 0 19 0 29 0 0-41 0-81 0-122-10 0-20 0-29 0 0 16 0 31 0 47-35 0-69 0-103 0 0-41 0-83 0-124 61 0 122 0 183 0 2 29 4 58 6 87 10 0 19 0 29 0-1-39-2-78-2-117-101 0-201 0-302 0z">
            <text:p/>
          </draw:path>
          <draw:path draw:style-name="gr10" draw:text-style-name="P8" draw:layer="layout" svg:width="0.262cm" svg:height="0.381cm" svg:x="21.16cm" svg:y="12.131cm" svg:viewBox="0 0 263 382" svg:d="M231 4c0 1-1 6-2 8-4 20-4 23-9 23-3 0-5-1-15-9-9-7-33-26-79-26-72 0-126 52-126 109 0 85 91 95 140 100 33 3 89 10 89 65 0 32-23 74-101 74-46 0-66-18-78-34-14-18-18-40-21-56h-29c2 18 6 54 6 67 0 3 0 29-6 57h29c3-21 3-23 5-29 2-2 4-5 7-5 2 0 4 2 5 3 11 9 36 29 87 29 62 0 130-35 130-108 0-37-18-60-39-74-23-15-46-18-93-23-31-3-97-10-97-68 0-32 30-75 96-75 50 0 71 24 81 39 14 21 18 46 20 59l28-5c-4-36-6-61-6-75 0-16 2-27 6-46z">
            <text:p/>
          </draw:path>
          <draw:path draw:style-name="gr10" draw:text-style-name="P8" draw:layer="layout" svg:width="0.339cm" svg:height="0.357cm" svg:x="22.855cm" svg:y="12.142cm" svg:viewBox="0 0 340 358" svg:d="M0 0c0 10 0 20 0 30 13 0 27 0 40 0 38 63 77 126 115 189 0 37 0 73 0 109-25 0-50 0-76 0 0 10 0 20 0 30 61 0 122 0 183 0 0-10 0-20 0-30-25 0-50 0-75 0 0-36 0-72 0-109 38-63 75-126 113-189 14 0 27 0 40 0 0-10 0-20 0-30-41 0-82 0-123 0 0 10 0 20 0 30 17 0 33 0 50 0-32 52-63 105-95 158-32-53-64-106-96-158 16 0 32 0 48 0 0-10 0-20 0-30-41 0-83 0-124 0z">
            <text:p/>
          </draw:path>
          <draw:path draw:style-name="gr10" draw:text-style-name="P8" draw:layer="layout" svg:width="0.306cm" svg:height="0.357cm" svg:x="23.252cm" svg:y="12.142cm" svg:viewBox="0 0 307 358" svg:d="M0 0c0 10 0 20 0 30 18 0 36 0 54 0 0 99 0 199 0 298-18 0-36 0-54 0 0 10 0 20 0 30 102 0 205 0 307 0 0-39 0-78 0-117-9 0-19 0-29 0-1 29-2 58-3 87-63 0-126 0-189 0 0-48 0-96 0-144 34 0 68 0 103 0 0 15 0 30 0 45 9 0 19 0 29 0 0-41 0-81 0-122-10 0-20 0-29 0 0 16 0 31 0 47-35 0-69 0-103 0 0-41 0-83 0-124 61 0 122 0 183 0 2 29 4 58 6 87 10 0 19 0 29 0-1-39-2-78-2-117-101 0-201 0-302 0z">
            <text:p/>
          </draw:path>
          <draw:path draw:style-name="gr10" draw:text-style-name="P8" draw:layer="layout" svg:width="0.262cm" svg:height="0.381cm" svg:x="23.66cm" svg:y="12.131cm" svg:viewBox="0 0 263 382" svg:d="M231 4c0 1-1 6-2 8-4 20-4 23-9 23-3 0-5-1-15-9-9-7-33-26-79-26-72 0-126 52-126 109 0 85 91 95 140 100 33 3 89 10 89 65 0 32-23 74-101 74-46 0-66-18-78-34-14-18-18-40-21-56h-29c2 18 6 54 6 67 0 3 0 29-6 57h29c3-21 3-23 5-29 2-2 4-5 7-5 2 0 4 2 5 3 11 9 36 29 87 29 62 0 130-35 130-108 0-37-18-60-39-74-23-15-46-18-93-23-31-3-97-10-97-68 0-32 30-75 96-75 50 0 71 24 81 39 14 21 18 46 20 59l28-5c-4-36-6-61-6-75 0-16 2-27 6-46z">
            <text:p/>
          </draw:path>
        </draw:g>
        <draw:frame draw:style-name="gr12" draw:text-style-name="P5" draw:layer="layout" svg:width="4.452cm" svg:height="0.962cm" svg:x="18.606cm" svg:y="1cm">
          <draw:text-box>
            <text:p>Pattern matrix</text:p>
          </draw:text-box>
        </draw:frame>
        <draw:frame draw:style-name="gr5" draw:text-style-name="P3" draw:layer="layout" svg:width="2.153cm" svg:height="3.409cm" svg:x="14.659cm" svg:y="6.941cm">
          <draw:text-box>
            <text:p><text:span text:style-name="T1">+</text:span></text:p>
          </draw:text-box>
        </draw:frame>
        <draw:custom-shape draw:style-name="gr13" draw:text-style-name="P4" draw:layer="layout" svg:width="0.404cm" svg:height="3.055cm" svg:x="27.949cm" svg:y="4.0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27cm" svg:height="5.024cm" svg:x="32.003cm" svg:y="2.9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7.84cm" svg:height="10.455cm" svg:x="16.908cm" svg:y="2.742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474cm" svg:height="6.027cm" svg:x="1.519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43cm" svg:height="10.006cm" svg:x="3.525cm" svg:y="2.9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43cm" svg:height="10.006cm" svg:x="5.539cm" svg:y="2.9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36cm" svg:height="6.027cm" svg:x="9.53cm" svg:y="2.98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38cm" svg:height="10.006cm" svg:x="11.543cm" svg:y="3.00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38cm" svg:height="10.006cm" svg:x="13.565cm" svg:y="2.9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47cm" svg:height="6.027cm" svg:x="28.543cm" svg:y="2.9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19cm" svg:height="10.006cm" svg:x="30.52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49cm" svg:height="10.006cm" svg:x="32.551cm" svg:y="2.9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0.4cm" svg:height="5.033cm" svg:x="30.526cm" svg:y="3.00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0.404cm" svg:height="3.055cm" svg:x="28.563cm" svg:y="4.02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0.427cm" svg:height="5.024cm" svg:x="32.573cm" svg:y="3.00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4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ey Budaev</meta:initial-creator>
    <meta:creation-date>2017-05-29T17:10:30.494971007</meta:creation-date>
    <dc:date>2017-05-30T11:30:18.053230344</dc:date>
    <dc:creator>Sergey Budaev</dc:creator>
    <meta:editing-duration>PT57M58S</meta:editing-duration>
    <meta:editing-cycles>14</meta:editing-cycles>
    <meta:generator>LibreOffice/5.1.6.2$Linux_X86_64 LibreOffice_project/07ac168c60a517dba0f0d7bc7540f5afa45f0909</meta:generator>
    <meta:document-statistic meta:object-count="106"/>
  </office:meta>
</office:document-meta>
</file>